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YS Text" svg:font-family="'YS Text', 'Helvetica Neue', Arial, Helvetica, sans-serif"/>
  </office:font-face-decls>
  <office:automatic-styles>
    <style:style style:name="Таблица1" style:family="table">
      <style:table-properties style:width="17cm" table:align="left"/>
    </style:style>
    <style:style style:name="Таблица1.A" style:family="table-column">
      <style:table-column-properties style:column-width="0.637cm"/>
    </style:style>
    <style:style style:name="Таблица1.B" style:family="table-column">
      <style:table-column-properties style:column-width="16.092cm"/>
    </style:style>
    <style:style style:name="Таблица1.C" style:family="table-column">
      <style:table-column-properties style:column-width="0.272cm"/>
    </style:style>
    <style:style style:name="Таблица1.A1" style:family="table-cell">
      <style:table-cell-properties style:vertical-align="middle" fo:padding-left="0cm" fo:padding-right="0.529cm" fo:padding-top="0cm" fo:padding-bottom="0.265cm" fo:border-left="none" fo:border-right="0.75pt solid #000000" fo:border-top="none" fo:border-bottom="0.75pt solid #000000"/>
    </style:style>
    <style:style style:name="Таблица1.C1" style:family="table-cell">
      <style:table-cell-properties style:vertical-align="middle" fo:padding-left="0cm" fo:padding-right="0cm" fo:padding-top="0cm" fo:padding-bottom="0.265cm" fo:border-left="none" fo:border-right="none" fo:border-top="none" fo:border-bottom="0.75pt solid #000000"/>
    </style:style>
    <style:style style:name="Таблица1.A2" style:family="table-cell">
      <style:table-cell-properties style:vertical-align="middle" fo:padding-left="0cm" fo:padding-right="0.529cm" fo:padding-top="0.265cm" fo:padding-bottom="0.265cm" fo:border-left="none" fo:border-right="0.75pt solid #000000" fo:border-top="0.75pt solid #000000" fo:border-bottom="0.75pt solid #000000"/>
    </style:style>
    <style:style style:name="Таблица1.C2" style:family="table-cell">
      <style:table-cell-properties style:vertical-align="middle" fo:padding-left="0cm" fo:padding-right="0cm" fo:padding-top="0.265cm" fo:padding-bottom="0.265cm" fo:border-left="none" fo:border-right="none" fo:border-top="0.75pt solid #000000" fo:border-bottom="0.75pt solid #000000"/>
    </style:style>
    <style:style style:name="Таблица1.A6" style:family="table-cell">
      <style:table-cell-properties style:vertical-align="middle" fo:padding-left="0cm" fo:padding-right="0.529cm" fo:padding-top="0.265cm" fo:padding-bottom="0cm" fo:border-left="none" fo:border-right="0.75pt solid #000000" fo:border-top="0.75pt solid #000000" fo:border-bottom="none"/>
    </style:style>
    <style:style style:name="Таблица1.C6" style:family="table-cell">
      <style:table-cell-properties fo:padding="0.049cm" fo:border="none"/>
    </style:style>
    <style:style style:name="P1" style:family="paragraph" style:parent-style-name="Table_20_Contents">
      <style:paragraph-properties fo:margin-left="0cm" fo:margin-right="0cm" fo:margin-top="0cm" fo:margin-bottom="0cm" style:contextual-spacing="false" fo:text-indent="0cm" style:auto-text-indent="false"/>
    </style:style>
    <style:style style:name="P2" style:family="paragraph" style:parent-style-name="Table_20_Contents">
      <style:paragraph-properties fo:margin-left="0cm" fo:margin-right="0cm" fo:margin-top="0cm" fo:margin-bottom="0.397cm" style:contextual-spacing="false" fo:text-indent="0cm" style:auto-text-indent="false"/>
    </style:style>
    <style:style style:name="P3" style:family="paragraph" style:parent-style-name="Table_20_Contents">
      <style:text-properties fo:font-size="2pt" style:font-size-asian="2pt" style:font-size-complex="2pt"/>
    </style:style>
    <style:style style:name="P4" style:family="paragraph" style:parent-style-name="Table_20_Contents" style:list-style-name="L1">
      <style:paragraph-properties fo:margin-left="0cm" fo:margin-right="0cm" fo:margin-top="0.397cm" fo:margin-bottom="0.397cm" style:contextual-spacing="false" fo:text-indent="0cm" style:auto-text-indent="false"/>
    </style:style>
    <style:style style:name="P5" style:family="paragraph" style:parent-style-name="Table_20_Contents" style:list-style-name="L2">
      <style:paragraph-properties fo:margin-left="0cm" fo:margin-right="0cm" fo:margin-top="0.397cm" fo:margin-bottom="0.397cm" style:contextual-spacing="false" fo:text-indent="0cm" style:auto-text-indent="false"/>
    </style:style>
    <style:style style:name="P6" style:family="paragraph" style:parent-style-name="Table_20_Contents" style:list-style-name="L3">
      <style:paragraph-properties fo:margin-left="0cm" fo:margin-right="0cm" fo:margin-top="0.397cm" fo:margin-bottom="0.397cm" style:contextual-spacing="false" fo:text-indent="0cm" style:auto-text-indent="false"/>
    </style:style>
    <style:style style:name="P7" style:family="paragraph" style:parent-style-name="Table_20_Contents" style:list-style-name="L4">
      <style:paragraph-properties fo:margin-left="0cm" fo:margin-right="0cm" fo:margin-top="0.397cm" fo:margin-bottom="0.397cm" style:contextual-spacing="false" fo:text-indent="0cm" style:auto-text-indent="false"/>
    </style:style>
    <style:style style:name="P8" style:family="paragraph" style:parent-style-name="Text_20_body">
      <style:paragraph-properties fo:margin-left="0cm" fo:margin-right="0cm" fo:margin-top="0cm" fo:margin-bottom="0.397cm" style:contextual-spacing="false" fo:orphans="2" fo:widows="2" fo:text-indent="0cm" style:auto-text-indent="false"/>
      <style:text-properties fo:font-variant="normal" fo:text-transform="none" style:font-name="YS Text" fo:font-size="11.25pt" fo:letter-spacing="normal" fo:font-style="normal" fo:font-weight="normal"/>
    </style:style>
    <style:style style:name="T1" style:family="text">
      <style:text-properties fo:font-weight="bol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-0.499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-0.499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-0.499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-0.499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Схема процесса</text:p>
      <text:p text:style-name="P8">-</text:p>
      <text:p text:style-name="P8">Описание шагов процесса</text:p>
      <text:p text:style-name="P8">-</text:p>
      <text:p text:style-name="P8">Описания функционала вне шагов процесса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1">№</text:p>
          </table:table-cell>
          <table:table-cell table:style-name="Таблица1.A1" office:value-type="string">
            <text:p text:style-name="P1">Описание</text:p>
          </table:table-cell>
          <table:table-cell table:style-name="Таблица1.C1" office:value-type="string">
            <text:p text:style-name="P3"/>
          </table:table-cell>
        </table:table-row>
        <table:table-row>
          <table:table-cell table:style-name="Таблица1.A2" office:value-type="string">
            <text:p text:style-name="P1">01</text:p>
          </table:table-cell>
          <table:table-cell table:style-name="Таблица1.A2" office:value-type="string">
            <text:p text:style-name="P2">Регистрация нового пользователя в системе</text:p>
            <text:p text:style-name="P2">Нового пользователя в систему заводит суперадминистратор в отдельном интерфейсе. Указывается следующая информация:</text:p>
            <text:list text:style-name="L1">
              <text:list-item>
                <text:p text:style-name="P4">Роль. Выбор значения трейдер / мерчант / арбитр.</text:p>
              </text:list-item>
              <text:list-item>
                <text:p text:style-name="P4">Логин. Имя пользователя в системе.</text:p>
              </text:list-item>
              <text:list-item>
                <text:p text:style-name="P4">Пароль в виде fa-key.</text:p>
              </text:list-item>
              <text:list-item>
                <text:p text:style-name="P4">Чек-бокс активности.</text:p>
              </text:list-item>
              <text:list-item>
                <text:p text:style-name="P4">Чек-бокс блокировки.</text:p>
              </text:list-item>
            </text:list>
          </table:table-cell>
          <table:table-cell table:style-name="Таблица1.C2" office:value-type="string">
            <text:p text:style-name="P3"/>
          </table:table-cell>
        </table:table-row>
        <table:table-row>
          <table:table-cell table:style-name="Таблица1.A2" office:value-type="string">
            <text:p text:style-name="P1">02</text:p>
          </table:table-cell>
          <table:table-cell table:style-name="Таблица1.A2" office:value-type="string">
            <text:p text:style-name="P2">Окончание авторизации</text:p>
            <text:p text:style-name="P2">Пользователь берет логин и fa-key, заходит в андроид приложение и генерирует пароль для входа в систему.</text:p>
            <text:p text:style-name="P1">Срок действия сгенерированного пароля - 30 секунд.</text:p>
          </table:table-cell>
          <table:table-cell table:style-name="Таблица1.C2" office:value-type="string">
            <text:p text:style-name="P3"/>
          </table:table-cell>
        </table:table-row>
        <table:table-row>
          <table:table-cell table:style-name="Таблица1.A2" office:value-type="string">
            <text:p text:style-name="P1">03</text:p>
          </table:table-cell>
          <table:table-cell table:style-name="Таблица1.A2" office:value-type="string">
            <text:p text:style-name="P2">Ограничение по используемым устройствам</text:p>
            <text:p text:style-name="P2">Ограничения трейдера:</text:p>
            <text:list text:style-name="L2">
              <text:list-item>
                <text:p text:style-name="P5">Трейдер может зайти с мобильного приложения для закрытия заявок, используя логин и пароль. При этом происходит привязка устройства при первичном входе в систему. При входе с иных устройств будет выводиться ошибка.</text:p>
              </text:list-item>
              <text:list-item>
                <text:p text:style-name="P5">Возможен вход через- веб-версию.</text:p>
              </text:list-item>
            </text:list>
            <text:p text:style-name="P2">Ограничения мерчанта / арбитра / суперадминистратора:</text:p>
            <text:list text:style-name="L3">
              <text:list-item>
                <text:p text:style-name="P6"><text:soft-page-break/>Возможен вход только через веб-версию приложения.</text:p>
              </text:list-item>
              <text:list-item>
                <text:p text:style-name="P6">Вход в админ.интерфейс возможен только для арбитра и суперадминистратора</text:p>
              </text:list-item>
            </text:list>
          </table:table-cell>
          <table:table-cell table:style-name="Таблица1.C2" office:value-type="string">
            <text:p text:style-name="P3"/>
          </table:table-cell>
        </table:table-row>
        <table:table-row>
          <table:table-cell table:style-name="Таблица1.A2" office:value-type="string">
            <text:p text:style-name="P1">03</text:p>
          </table:table-cell>
          <table:table-cell table:style-name="Таблица1.A2" office:value-type="string">
            <text:p text:style-name="P2">Программные ограничения</text:p>
            <text:p text:style-name="P2">Время действия Access token - 5 минут.</text:p>
            <text:p text:style-name="P2">Refresh token - 6 месяцев.</text:p>
            <text:p text:style-name="P1">Эндпоинты мерчанта валидируются по IP-адресу.</text:p>
          </table:table-cell>
          <table:table-cell table:style-name="Таблица1.C2" office:value-type="string">
            <text:p text:style-name="P3"/>
          </table:table-cell>
        </table:table-row>
        <table:table-row>
          <table:table-cell table:style-name="Таблица1.A6" office:value-type="string">
            <text:p text:style-name="P1">04</text:p>
          </table:table-cell>
          <table:table-cell table:style-name="Таблица1.A6" office:value-type="string">
            <text:p text:style-name="P2">Блокирование и деактивация пользователей</text:p>
            <text:p text:style-name="P2">Блокировка / снятие блокировки пользователей осуществляется вручную суперадминистратором. На практике это действие направлено на отсев трейдеров, замеченных в некорректном поведении. у заблокированных пользователей не обновляются токены для входа в систему.</text:p>
            <text:p text:style-name="P2">Активация/дизактивация</text:p>
            <text:p text:style-name="P2">Активация / дизактивация пользователей возможна вручную через суперадминистратора. Неактивный пользователь не будет получать заявки и создавать объявления, но сможет входить в систему.</text:p>
            <text:p text:style-name="P2">Возможные условия для автоматической дизактивации пользователя:</text:p>
            <text:list text:style-name="L4">
              <text:list-item>
                <text:p text:style-name="P7">Отменено 10 заявок - трейдер становится неактивен</text:p>
              </text:list-item>
              <text:list-item>
                <text:p text:style-name="P7">Отменено 3 объявление - трейдер становится неакактивен.</text:p>
              </text:list-item>
            </text:list>
            <text:p text:style-name="P1"><text:span text:style-name="Strong_20_Emphasis"><text:span text:style-name="T1">ВАЖНО:</text:span></text:span> Пользователь из системы не подлежит удалению.</text:p>
          </table:table-cell>
          <table:table-cell table:style-name="Таблица1.C6" office:value-type="string">
            <text:p text:style-name="P3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YS Text" svg:font-family="'YS Text', 'Helvetica Neue', Arial, Helvetica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5-04T10:14:49.694000000</dc:date>
    <meta:editing-duration>PT12S</meta:editing-duration>
    <meta:editing-cycles>1</meta:editing-cycles>
    <meta:document-statistic meta:table-count="1" meta:image-count="0" meta:object-count="0" meta:page-count="2" meta:paragraph-count="41" meta:word-count="258" meta:character-count="1925" meta:non-whitespace-character-count="1719"/>
    <meta:generator>LibreOffice/7.4.0.3$Windows_X86_64 LibreOffice_project/f85e47c08ddd19c015c0114a68350214f7066f5a</meta:generator>
  </office:meta>
</office:document-meta>
</file>